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2.9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textarea-horizontal-align="justify" draw:textarea-vertical-align="middle" draw:auto-grow-height="false" fo:min-height="10.35cm" fo:min-width="12.8cm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P1" style:family="paragraph">
      <loext:graphic-properties draw:fill="none" draw:fill-color="#ffffff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.7cm" svg:x="5.3cm" svg:y="2.1cm">
          <draw:text-box>
            <text:p><text:span text:style-name="T1">NOM DU QUIZ</text:span></text:p>
          </draw:text-box>
        </draw:frame>
        <draw:custom-shape draw:style-name="gr2" draw:text-style-name="P2" draw:layer="layout" svg:width="13.4cm" svg:height="0.9cm" svg:x="3.5cm" svg:y="4.2cm">
          <text:p text:style-name="P2">Barre de progression du quiz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7cm" svg:height="3.5cm" svg:x="3.6cm" svg:y="6.5cm">
          <draw:text-box>
            <text:p><text:span text:style-name="T2">Question ?</text:span></text:p>
          </draw:text-box>
        </draw:frame>
        <draw:custom-shape draw:style-name="gr4" draw:text-style-name="P2" draw:layer="layout" svg:width="13.3cm" svg:height="10.6cm" svg:x="3.8cm" svg:y="9cm">
          <text:p text:style-name="P2">IMAGE ILLUSTRANT LA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cm" svg:height="0.8cm" svg:x="5.5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5.501cm" svg:y="2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5.501cm" svg:y="2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5.501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563cm" svg:height="0.962cm" svg:x="7.2cm" svg:y="20.6cm">
          <draw:text-box>
            <text:p>Réponse 1</text:p>
          </draw:text-box>
        </draw:frame>
        <draw:frame draw:style-name="gr6" draw:text-style-name="P4" draw:layer="layout" svg:width="3.563cm" svg:height="0.962cm" svg:x="7.201cm" svg:y="21.8cm">
          <draw:text-box>
            <text:p>Réponse 2</text:p>
          </draw:text-box>
        </draw:frame>
        <draw:frame draw:style-name="gr6" draw:text-style-name="P4" draw:layer="layout" svg:width="3.563cm" svg:height="0.962cm" svg:x="7.201cm" svg:y="22.9cm">
          <draw:text-box>
            <text:p>Réponse 3</text:p>
          </draw:text-box>
        </draw:frame>
        <draw:frame draw:style-name="gr6" draw:text-style-name="P4" draw:layer="layout" svg:width="3.563cm" svg:height="0.962cm" svg:x="7.201cm" svg:y="24.1cm">
          <draw:text-box>
            <text:p>Réponse 4</text:p>
          </draw:text-box>
        </draw:frame>
        <draw:custom-shape draw:style-name="gr7" draw:text-style-name="P2" draw:layer="layout" svg:width="8.6cm" svg:height="1.6cm" svg:x="6.3cm" svg:y="25.9cm">
          <text:p text:style-name="P2">BOUTON ENVOY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18:13:07.867757583</meta:creation-date>
    <dc:date>2019-11-11T18:23:11.035737579</dc:date>
    <meta:editing-duration>PT10M3S</meta:editing-duration>
    <meta:editing-cycles>1</meta:editing-cycles>
    <meta:document-statistic meta:object-count="13"/>
    <meta:generator>LibreOffice/6.3.2.2$Linux_X86_64 LibreOffice_project/30$Build-2</meta:generator>
  </office:meta>
</office:document-meta>
</file>